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Fonteparág.padrão" style:family="text">
      <style:text-properties style:font-name="Times New Roman" style:font-name-complex="Times New Roman"/>
    </style:style>
    <style:style style:name="T4" style:parent-style-name="Fonteparág.padrão" style:family="text">
      <style:text-properties style:font-name="Times New Roman" style:font-name-complex="Times New Roman"/>
    </style:style>
    <style:style style:name="T5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Fonteparág.padrão" style:family="text">
      <style:text-properties style:font-name="Times New Roman" style:font-name-complex="Times New Roman"/>
    </style:style>
    <style:style style:name="T7" style:parent-style-name="Fonteparág.padrão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ome:</text:span><text:span text:style-name="T3"><text:s/></text:span><text:span text:style-name="T4">Eduardo Henrique de Almeida Izidorio</text:span></text:p>
      <text:p text:style-name="Standard"><text:span text:style-name="T5">Matrícula:</text:span><text:span text:style-name="T6"><text:s/></text:span><text:span text:style-name="T7">2020000315</text:span></text:p>
      <text:p text:style-name="Standard"/>
      <text:p text:style-name="Standard"/>
      <text:p text:style-name="Standard"/>
      <text:p text:style-name="Standard"/>
      <text:p text:style-name="Standard"/>
      <text:p text:style-name="Standard">A</text:p>
      <text:p text:style-name="Standard"><draw:frame draw:z-index="251658240" draw:style-name="a0" draw:name="Figura1" text:anchor-type="paragraph" svg:x="0in" svg:y="0in" svg:width="6.69291in" svg:height="3.5in" style:rel-width="scale" style:rel-height="scale"><draw:image xlink:href="media/image1.png" xlink:type="simple" xlink:show="embed" xlink:actuate="onLoad"/><svg:title/><svg:desc/></draw:frame><draw:frame draw:z-index="251659264" draw:style-name="a1" draw:name="Figura2" text:anchor-type="paragraph" svg:x="-0.00748in" svg:y="3.77795in" svg:width="4.70827in" svg:height="4.021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</text:p>
      <text:p text:style-name="Standard"><draw:frame draw:z-index="2" draw:style-name="a2" draw:name="Figura3" text:anchor-type="paragraph" svg:x="-0.00748in" svg:y="3.70827in" svg:width="4.70827in" svg:height="4.02165in" style:rel-width="scale" style:rel-height="scale"><draw:image xlink:href="media/image3.png" xlink:type="simple" xlink:show="embed" xlink:actuate="onLoad"/><svg:title/><svg:desc/></draw:frame><draw:frame draw:z-index="3" draw:style-name="a3" draw:name="Figura4" text:anchor-type="paragraph" svg:x="0in" svg:y="0.06929in" svg:width="6.69291in" svg:height="3.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</text:p>
      <text:p text:style-name="Standard"/>
      <text:p text:style-name="Standard"><draw:frame draw:z-index="4" draw:style-name="a4" draw:name="Figura5" text:anchor-type="paragraph" svg:x="0.02008in" svg:y="3.75in" svg:width="4.70827in" svg:height="4.02165in" style:rel-width="scale" style:rel-height="scale"><draw:image xlink:href="media/image5.png" xlink:type="simple" xlink:show="embed" xlink:actuate="onLoad"/><svg:title/><svg:desc/></draw:frame><draw:frame draw:z-index="5" draw:style-name="a5" draw:name="Figura6" text:anchor-type="paragraph" svg:x="0in" svg:y="0in" svg:width="6.69291in" svg:height="3.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uardo Izidorio</meta:initial-creator>
    <dc:creator>Eduardo Izidorio</dc:creator>
    <meta:creation-date>2022-01-17T15:39:00Z</meta:creation-date>
    <dc:date>2022-01-17T15:39:00Z</dc:date>
    <meta:template xlink:href="Normal" xlink:type="simple"/>
    <meta:editing-cycles>2</meta:editing-cycles>
    <meta:editing-duration>PT60S</meta:editing-duration>
    <meta:document-statistic meta:page-count="3" meta:paragraph-count="1" meta:word-count="22" meta:character-count="143" meta:row-count="1" meta:non-whitespace-character-count="122"/>
  </office:meta>
</office:document-meta>
</file>